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20.103cm" svg:y="8.58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133cm" svg:height="7.968cm" svg:x="14.125cm" svg:y="0.452cm">
            <draw:object draw:notify-on-update-of-ranges="Sheet1.A1:Sheet1.A5 Sheet1.B1:Sheet1.B5 Sheet1.A1:Sheet1.A5 Sheet1.C1:Sheet1.C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372cm" svg:height="6.906cm" svg:x="14.868cm" svg:y="9.058cm">
            <draw:object draw:notify-on-update-of-ranges="Sheet1.A9:Sheet1.A13 Sheet1.B9:Sheet1.B13 Sheet1.A9:Sheet1.A13 Sheet1.C9:Sheet1.C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913cm" svg:height="6.428cm" svg:x="14.235cm" svg:y="16.814cm">
            <draw:object draw:notify-on-update-of-ranges="Sheet1.A16:Sheet1.A20 Sheet1.B16:Sheet1.B20 Sheet1.A16:Sheet1.A20 Sheet1.C16:Sheet1.C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.2" calcext:value-type="float">
            <text:p>1.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5023" calcext:value-type="float">
            <text:p>0.495023</text:p>
          </table:table-cell>
          <table:table-cell office:value-type="float" office:value="0.494308" calcext:value-type="float">
            <text:p>0.4943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9601" calcext:value-type="float">
            <text:p>0.499601</text:p>
          </table:table-cell>
          <table:table-cell office:value-type="float" office:value="0.500333" calcext:value-type="float">
            <text:p>0.500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00214" calcext:value-type="float">
            <text:p>0.500214</text:p>
          </table:table-cell>
          <table:table-cell office:value-type="float" office:value="0.500423" calcext:value-type="float">
            <text:p>0.5004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99664" calcext:value-type="float">
            <text:p>0.499664</text:p>
          </table:table-cell>
          <table:table-cell office:value-type="float" office:value="0.50006" calcext:value-type="float">
            <text:p>0.500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9693" calcext:value-type="float">
            <text:p>0.499693</text:p>
          </table:table-cell>
          <table:table-cell office:value-type="float" office:value="0.499638" calcext:value-type="float">
            <text:p>0.49963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93225" calcext:value-type="float">
            <text:p>1.993225</text:p>
          </table:table-cell>
          <table:table-cell office:value-type="float" office:value="1.993122" calcext:value-type="float">
            <text:p>1.9931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001941" calcext:value-type="float">
            <text:p>2.0019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.998792" calcext:value-type="float">
            <text:p>1.9987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997805" calcext:value-type="float">
            <text:p>1.997805</text:p>
          </table:table-cell>
          <table:table-cell office:value-type="float" office:value="1.99831" calcext:value-type="float">
            <text:p>1.998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999755" calcext:value-type="float">
            <text:p>1.999755</text:p>
          </table:table-cell>
          <table:table-cell office:value-type="float" office:value="2.000966" calcext:value-type="float">
            <text:p>2.0009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1:27:35.783481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0:25:14.881277487</meta:creation-date>
    <meta:generator>LibreOffice/6.4.7.2$Linux_X86_64 LibreOffice_project/40$Build-2</meta:generator>
    <dc:date>2022-09-26T11:28:59.100089555</dc:date>
    <meta:editing-duration>PT19M17S</meta:editing-duration>
    <meta:editing-cycles>7</meta:editing-cycles>
    <meta:document-statistic meta:table-count="1" meta:cell-count="4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0cm" svg:y="0cm" style:legend-expansion="high" chart:style-name="ch2"/>
        <chart:plot-area chart:style-name="ch3" svg:x="0.319cm" svg:y="0.18cm" svg:width="15.15cm" svg:height="8.646cm">
          <chartooo:coordinate-region svg:x="0.94cm" svg:y="0.379cm" svg:width="14.529cm" svg:height="8.248cm"/>
          <chart:axis chart:dimension="x" chart:name="primary-x" chart:style-name="ch4"/>
          <chart:axis chart:dimension="y" chart:name="primary-y" chart:style-name="ch4">
            <chart:grid chart:style-name="ch5" chart:class="min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34cm" svg:height="7.969cm" xlink:href=".." xlink:type="simple" chart:class="chart:scatter" chart:style-name="ch1">
        <chart:legend chart:legend-position="end" svg:x="10.282cm" svg:y="3.436cm" style:legend-expansion="high" chart:style-name="ch2"/>
        <chart:plot-area chart:style-name="ch3" table:cell-range-address="Sheet1.A1:Sheet1.C5" svg:x="1.126cm" svg:y="0.204cm" svg:width="10.429cm" svg:height="7.745cm">
          <chartooo:coordinate-region svg:x="1.853cm" svg:y="0.403cm" svg:width="9.515cm" svg:height="6.8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" chart:class="chart:scatter">
            <chart:domain table:cell-range-address="Sheet1.A1:Sheet1.A5"/>
            <chart:data-point chart:repeated="5"/>
          </chart:series>
          <chart:series chart:style-name="ch7" chart:values-cell-range-address="Sheet1.C1:Sheet1.C5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5</svg:desc>
                </draw:g>
              </table:table-cell>
              <table:table-cell office:value-type="float" office:value="3.2">
                <text:p>3.2</text:p>
                <draw:g>
                  <svg:desc>Sheet1.B1:Sheet1.B5</svg:desc>
                </draw:g>
              </table:table-cell>
              <table:table-cell office:value-type="float" office:value="3.3">
                <text:p>3.3</text:p>
                <draw:g>
                  <svg:desc>Sheet1.C1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2">
                <text:p>1.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8">
                <text:p>1.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73cm" svg:height="6.907cm" xlink:href=".." xlink:type="simple" chart:class="chart:scatter" chart:style-name="ch1">
        <chart:legend chart:legend-position="end" svg:x="8.521cm" svg:y="2.905cm" style:legend-expansion="high" chart:style-name="ch2"/>
        <chart:plot-area chart:style-name="ch3" table:cell-range-address="Sheet1.A9:Sheet1.C13" svg:x="0.303cm" svg:y="0.298cm" svg:width="9.26cm" svg:height="6.826cm">
          <chartooo:coordinate-region svg:x="1.401cm" svg:y="0.497cm" svg:width="7.976cm" svg:height="5.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9:Sheet1.B13" chart:class="chart:scatter">
            <chart:domain table:cell-range-address="Sheet1.A9:Sheet1.A13"/>
            <chart:data-point chart:repeated="5"/>
          </chart:series>
          <chart:series chart:style-name="ch7" chart:values-cell-range-address="Sheet1.C9:Sheet1.C13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:Sheet1.A13</svg:desc>
                </draw:g>
              </table:table-cell>
              <table:table-cell office:value-type="float" office:value="0.495023">
                <text:p>0.495023</text:p>
                <draw:g>
                  <svg:desc>Sheet1.B9:Sheet1.B13</svg:desc>
                </draw:g>
              </table:table-cell>
              <table:table-cell office:value-type="float" office:value="0.494308">
                <text:p>0.494308</text:p>
                <draw:g>
                  <svg:desc>Sheet1.C9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499601">
                <text:p>0.499601</text:p>
              </table:table-cell>
              <table:table-cell office:value-type="float" office:value="0.500333">
                <text:p>0.500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500214">
                <text:p>0.500214</text:p>
              </table:table-cell>
              <table:table-cell office:value-type="float" office:value="0.500423">
                <text:p>0.500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499664">
                <text:p>0.499664</text:p>
              </table:table-cell>
              <table:table-cell office:value-type="float" office:value="0.50006">
                <text:p>0.50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499693">
                <text:p>0.499693</text:p>
              </table:table-cell>
              <table:table-cell office:value-type="float" office:value="0.499638">
                <text:p>0.4996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914cm" svg:height="6.429cm" xlink:href=".." xlink:type="simple" chart:class="chart:scatter" chart:style-name="ch1">
        <chart:legend chart:legend-position="end" svg:x="10.062cm" svg:y="2.666cm" style:legend-expansion="high" chart:style-name="ch2"/>
        <chart:plot-area chart:style-name="ch3" table:cell-range-address="Sheet1.A16:Sheet1.C20" svg:x="1.047cm" svg:y="0.32cm" svg:width="10.342cm" svg:height="6.412cm">
          <chartooo:coordinate-region svg:x="2.145cm" svg:y="0.52cm" svg:width="9.057cm" svg:height="5.5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6:Sheet1.B20" chart:class="chart:scatter">
            <chart:domain table:cell-range-address="Sheet1.A16:Sheet1.A20"/>
            <chart:data-point chart:repeated="5"/>
          </chart:series>
          <chart:series chart:style-name="ch7" chart:values-cell-range-address="Sheet1.C16:Sheet1.C20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6:Sheet1.A20</svg:desc>
                </draw:g>
              </table:table-cell>
              <table:table-cell office:value-type="float" office:value="1.993225">
                <text:p>1.993225</text:p>
                <draw:g>
                  <svg:desc>Sheet1.B16:Sheet1.B20</svg:desc>
                </draw:g>
              </table:table-cell>
              <table:table-cell office:value-type="float" office:value="1.993122">
                <text:p>1.993122</text:p>
                <draw:g>
                  <svg:desc>Sheet1.C16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.001941">
                <text:p>2.001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.998792">
                <text:p>1.998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997805">
                <text:p>1.997805</text:p>
              </table:table-cell>
              <table:table-cell office:value-type="float" office:value="1.99831">
                <text:p>1.99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999755">
                <text:p>1.999755</text:p>
              </table:table-cell>
              <table:table-cell office:value-type="float" office:value="2.000966">
                <text:p>2.0009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